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3" svg:font-family="Tahoma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áblázat1" style:family="table">
      <style:table-properties style:width="9.204cm" table:align="margins" style:may-break-between-rows="false"/>
    </style:style>
    <style:style style:name="Táblázat1.A" style:family="table-column">
      <style:table-column-properties style:column-width="0.416cm" style:rel-column-width="2969*"/>
    </style:style>
    <style:style style:name="Táblázat1.B" style:family="table-column">
      <style:table-column-properties style:column-width="0.418cm" style:rel-column-width="2982*"/>
    </style:style>
    <style:style style:name="Táblázat1.O" style:family="table-column">
      <style:table-column-properties style:column-width="0.439cm" style:rel-column-width="3126*"/>
    </style:style>
    <style:style style:name="Táblázat1.P" style:family="table-column">
      <style:table-column-properties style:column-width="0.399cm" style:rel-column-width="2837*"/>
    </style:style>
    <style:style style:name="Táblázat1.V" style:family="table-column">
      <style:table-column-properties style:column-width="0.411cm" style:rel-column-width="2927*"/>
    </style:style>
    <style:style style:name="Táblázat1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101cm" fo:border="0.05pt solid #000000"/>
    </style:style>
    <style:style style:name="Táblázat1.2" style:family="table-row">
      <style:table-row-properties style:min-row-height="0.508cm"/>
    </style:style>
    <style:style style:name="Táblázat1.A2" style:family="table-cell">
      <style:table-cell-properties fo:padding="0.101cm" fo:border-left="0.05pt solid #000000" fo:border-right="none" fo:border-top="none" fo:border-bottom="0.05pt solid #000000"/>
    </style:style>
    <style:style style:name="Táblázat1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2" style:family="table">
      <style:table-properties style:width="9.098cm" table:align="margins" style:may-break-between-rows="false"/>
    </style:style>
    <style:style style:name="Táblázat2.A" style:family="table-column">
      <style:table-column-properties style:column-width="3.464cm" style:rel-column-width="24950*"/>
    </style:style>
    <style:style style:name="Táblázat2.B" style:family="table-column">
      <style:table-column-properties style:column-width="1.085cm" style:rel-column-width="7817*"/>
    </style:style>
    <style:style style:name="Táblázat2.D" style:family="table-column">
      <style:table-column-properties style:column-width="1.085cm" style:rel-column-width="7818*"/>
    </style:style>
    <style:style style:name="Táblázat2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2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3" style:family="table">
      <style:table-properties style:width="9.098cm" table:align="margins" style:may-break-between-rows="false"/>
    </style:style>
    <style:style style:name="Táblázat3.A" style:family="table-column">
      <style:table-column-properties style:column-width="9.098cm" style:rel-column-width="65535*"/>
    </style:style>
    <style:style style:name="Táblázat3.A1" style:family="table-cell">
      <style:table-cell-properties fo:padding="0cm" fo:border="0.05pt solid #000000"/>
    </style:style>
    <style:style style:name="Táblázat3.A2" style:family="table-cell">
      <style:table-cell-properties fo:padding="0cm" fo:border-left="0.05pt solid #000000" fo:border-right="0.05pt solid #000000" fo:border-top="none" fo:border-bottom="0.05pt solid #000000"/>
    </style:style>
    <style:style style:name="Táblázat4" style:family="table">
      <style:table-properties style:width="9.204cm" table:align="margins" style:may-break-between-rows="false"/>
    </style:style>
    <style:style style:name="Táblázat4.A" style:family="table-column">
      <style:table-column-properties style:column-width="0.416cm" style:rel-column-width="2969*"/>
    </style:style>
    <style:style style:name="Táblázat4.B" style:family="table-column">
      <style:table-column-properties style:column-width="0.418cm" style:rel-column-width="2982*"/>
    </style:style>
    <style:style style:name="Táblázat4.O" style:family="table-column">
      <style:table-column-properties style:column-width="0.439cm" style:rel-column-width="3126*"/>
    </style:style>
    <style:style style:name="Táblázat4.P" style:family="table-column">
      <style:table-column-properties style:column-width="0.399cm" style:rel-column-width="2837*"/>
    </style:style>
    <style:style style:name="Táblázat4.V" style:family="table-column">
      <style:table-column-properties style:column-width="0.411cm" style:rel-column-width="2927*"/>
    </style:style>
    <style:style style:name="Táblázat4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4.P1" style:family="table-cell">
      <style:table-cell-properties fo:padding="0.101cm" fo:border="0.05pt solid #000000"/>
    </style:style>
    <style:style style:name="Táblázat4.2" style:family="table-row">
      <style:table-row-properties style:min-row-height="0.508cm"/>
    </style:style>
    <style:style style:name="Táblázat4.A2" style:family="table-cell">
      <style:table-cell-properties fo:padding="0.101cm" fo:border-left="0.05pt solid #000000" fo:border-right="none" fo:border-top="none" fo:border-bottom="0.05pt solid #000000"/>
    </style:style>
    <style:style style:name="Táblázat4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4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5" style:family="table">
      <style:table-properties style:width="9.098cm" table:align="margins" style:may-break-between-rows="false"/>
    </style:style>
    <style:style style:name="Táblázat5.A" style:family="table-column">
      <style:table-column-properties style:column-width="3.464cm" style:rel-column-width="24950*"/>
    </style:style>
    <style:style style:name="Táblázat5.B" style:family="table-column">
      <style:table-column-properties style:column-width="1.085cm" style:rel-column-width="7817*"/>
    </style:style>
    <style:style style:name="Táblázat5.D" style:family="table-column">
      <style:table-column-properties style:column-width="1.085cm" style:rel-column-width="7818*"/>
    </style:style>
    <style:style style:name="Táblázat5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5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5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2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3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4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6" style:family="table">
      <style:table-properties style:width="9.098cm" table:align="margins" style:may-break-between-rows="false"/>
    </style:style>
    <style:style style:name="Táblázat6.A" style:family="table-column">
      <style:table-column-properties style:column-width="9.098cm" style:rel-column-width="65535*"/>
    </style:style>
    <style:style style:name="Táblázat6.A1" style:family="table-cell">
      <style:table-cell-properties fo:padding="0cm" fo:border="0.05pt solid #000000"/>
    </style:style>
    <style:style style:name="Táblázat6.A2" style:family="table-cell">
      <style:table-cell-properties fo:padding="0cm" fo:border-left="0.05pt solid #000000" fo:border-right="0.05pt solid #000000" fo:border-top="none" fo:border-bottom="0.05pt solid #000000"/>
    </style:style>
    <style:style style:name="Táblázat7" style:family="table">
      <style:table-properties style:width="9.204cm" table:align="margins" style:may-break-between-rows="false"/>
    </style:style>
    <style:style style:name="Táblázat7.A" style:family="table-column">
      <style:table-column-properties style:column-width="0.416cm" style:rel-column-width="2969*"/>
    </style:style>
    <style:style style:name="Táblázat7.B" style:family="table-column">
      <style:table-column-properties style:column-width="0.418cm" style:rel-column-width="2982*"/>
    </style:style>
    <style:style style:name="Táblázat7.O" style:family="table-column">
      <style:table-column-properties style:column-width="0.439cm" style:rel-column-width="3126*"/>
    </style:style>
    <style:style style:name="Táblázat7.P" style:family="table-column">
      <style:table-column-properties style:column-width="0.399cm" style:rel-column-width="2837*"/>
    </style:style>
    <style:style style:name="Táblázat7.V" style:family="table-column">
      <style:table-column-properties style:column-width="0.411cm" style:rel-column-width="2927*"/>
    </style:style>
    <style:style style:name="Táblázat7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101cm" fo:border="0.05pt solid #000000"/>
    </style:style>
    <style:style style:name="Táblázat7.2" style:family="table-row">
      <style:table-row-properties style:min-row-height="0.508cm"/>
    </style:style>
    <style:style style:name="Táblázat7.A2" style:family="table-cell">
      <style:table-cell-properties fo:padding="0.101cm" fo:border-left="0.05pt solid #000000" fo:border-right="none" fo:border-top="none" fo:border-bottom="0.05pt solid #000000"/>
    </style:style>
    <style:style style:name="Táblázat7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8" style:family="table">
      <style:table-properties style:width="9.098cm" table:align="margins" style:may-break-between-rows="false"/>
    </style:style>
    <style:style style:name="Táblázat8.A" style:family="table-column">
      <style:table-column-properties style:column-width="3.464cm" style:rel-column-width="24950*"/>
    </style:style>
    <style:style style:name="Táblázat8.B" style:family="table-column">
      <style:table-column-properties style:column-width="1.085cm" style:rel-column-width="7817*"/>
    </style:style>
    <style:style style:name="Táblázat8.D" style:family="table-column">
      <style:table-column-properties style:column-width="1.085cm" style:rel-column-width="7818*"/>
    </style:style>
    <style:style style:name="Táblázat8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8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9" style:family="table">
      <style:table-properties style:width="9.098cm" table:align="margins" style:may-break-between-rows="false"/>
    </style:style>
    <style:style style:name="Táblázat9.A" style:family="table-column">
      <style:table-column-properties style:column-width="9.098cm" style:rel-column-width="65535*"/>
    </style:style>
    <style:style style:name="Táblázat9.A1" style:family="table-cell">
      <style:table-cell-properties fo:padding="0cm" fo:border="0.05pt solid #000000"/>
    </style:style>
    <style:style style:name="Táblázat9.A2" style:family="table-cell">
      <style:table-cell-properties fo:padding="0cm" fo:border-left="0.05pt solid #000000" fo:border-right="0.05pt solid #000000" fo:border-top="none" fo:border-bottom="0.05pt solid #000000"/>
    </style:style>
    <style:style style:name="Táblázat10" style:family="table">
      <style:table-properties style:width="9.204cm" table:align="margins" style:may-break-between-rows="false"/>
    </style:style>
    <style:style style:name="Táblázat10.A" style:family="table-column">
      <style:table-column-properties style:column-width="0.416cm" style:rel-column-width="2969*"/>
    </style:style>
    <style:style style:name="Táblázat10.B" style:family="table-column">
      <style:table-column-properties style:column-width="0.418cm" style:rel-column-width="2982*"/>
    </style:style>
    <style:style style:name="Táblázat10.O" style:family="table-column">
      <style:table-column-properties style:column-width="0.439cm" style:rel-column-width="3126*"/>
    </style:style>
    <style:style style:name="Táblázat10.P" style:family="table-column">
      <style:table-column-properties style:column-width="0.399cm" style:rel-column-width="2837*"/>
    </style:style>
    <style:style style:name="Táblázat10.V" style:family="table-column">
      <style:table-column-properties style:column-width="0.411cm" style:rel-column-width="2927*"/>
    </style:style>
    <style:style style:name="Táblázat10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10.P1" style:family="table-cell">
      <style:table-cell-properties fo:padding="0.101cm" fo:border="0.05pt solid #000000"/>
    </style:style>
    <style:style style:name="Táblázat10.2" style:family="table-row">
      <style:table-row-properties style:min-row-height="0.508cm"/>
    </style:style>
    <style:style style:name="Táblázat10.A2" style:family="table-cell">
      <style:table-cell-properties fo:padding="0.101cm" fo:border-left="0.05pt solid #000000" fo:border-right="none" fo:border-top="none" fo:border-bottom="0.05pt solid #000000"/>
    </style:style>
    <style:style style:name="Táblázat10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10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11" style:family="table">
      <style:table-properties style:width="9.098cm" table:align="margins" style:may-break-between-rows="false"/>
    </style:style>
    <style:style style:name="Táblázat11.A" style:family="table-column">
      <style:table-column-properties style:column-width="3.464cm" style:rel-column-width="24950*"/>
    </style:style>
    <style:style style:name="Táblázat11.B" style:family="table-column">
      <style:table-column-properties style:column-width="1.085cm" style:rel-column-width="7817*"/>
    </style:style>
    <style:style style:name="Táblázat11.D" style:family="table-column">
      <style:table-column-properties style:column-width="1.085cm" style:rel-column-width="7818*"/>
    </style:style>
    <style:style style:name="Táblázat11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11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11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B2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1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B3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1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1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B4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1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1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1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1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1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1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1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1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1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1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1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1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1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1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1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12" style:family="table">
      <style:table-properties style:width="9.098cm" table:align="margins" style:may-break-between-rows="false"/>
    </style:style>
    <style:style style:name="Táblázat12.A" style:family="table-column">
      <style:table-column-properties style:column-width="9.098cm" style:rel-column-width="65535*"/>
    </style:style>
    <style:style style:name="Táblázat12.A1" style:family="table-cell">
      <style:table-cell-properties fo:padding="0cm" fo:border="0.05pt solid #000000"/>
    </style:style>
    <style:style style:name="Táblázat12.A2" style:family="table-cell">
      <style:table-cell-properties fo:padding="0cm" fo:border-left="0.05pt solid #000000" fo:border-right="0.05pt solid #000000" fo:border-top="none" fo:border-bottom="0.05pt solid #000000"/>
    </style:style>
    <style:style style:name="Táblázat13" style:family="table">
      <style:table-properties style:width="9.204cm" table:align="margins" style:may-break-between-rows="false"/>
    </style:style>
    <style:style style:name="Táblázat13.A" style:family="table-column">
      <style:table-column-properties style:column-width="0.416cm" style:rel-column-width="2969*"/>
    </style:style>
    <style:style style:name="Táblázat13.B" style:family="table-column">
      <style:table-column-properties style:column-width="0.418cm" style:rel-column-width="2982*"/>
    </style:style>
    <style:style style:name="Táblázat13.O" style:family="table-column">
      <style:table-column-properties style:column-width="0.439cm" style:rel-column-width="3126*"/>
    </style:style>
    <style:style style:name="Táblázat13.P" style:family="table-column">
      <style:table-column-properties style:column-width="0.399cm" style:rel-column-width="2837*"/>
    </style:style>
    <style:style style:name="Táblázat13.V" style:family="table-column">
      <style:table-column-properties style:column-width="0.411cm" style:rel-column-width="2927*"/>
    </style:style>
    <style:style style:name="Táblázat13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13.P1" style:family="table-cell">
      <style:table-cell-properties fo:padding="0.101cm" fo:border="0.05pt solid #000000"/>
    </style:style>
    <style:style style:name="Táblázat13.2" style:family="table-row">
      <style:table-row-properties style:min-row-height="0.508cm"/>
    </style:style>
    <style:style style:name="Táblázat13.A2" style:family="table-cell">
      <style:table-cell-properties fo:padding="0.101cm" fo:border-left="0.05pt solid #000000" fo:border-right="none" fo:border-top="none" fo:border-bottom="0.05pt solid #000000"/>
    </style:style>
    <style:style style:name="Táblázat13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13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14" style:family="table">
      <style:table-properties style:width="9.098cm" table:align="margins" style:may-break-between-rows="false"/>
    </style:style>
    <style:style style:name="Táblázat14.A" style:family="table-column">
      <style:table-column-properties style:column-width="3.464cm" style:rel-column-width="24950*"/>
    </style:style>
    <style:style style:name="Táblázat14.B" style:family="table-column">
      <style:table-column-properties style:column-width="1.085cm" style:rel-column-width="7817*"/>
    </style:style>
    <style:style style:name="Táblázat14.D" style:family="table-column">
      <style:table-column-properties style:column-width="1.085cm" style:rel-column-width="7818*"/>
    </style:style>
    <style:style style:name="Táblázat14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14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14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B2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4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4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B3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4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4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B4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4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4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4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4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4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4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4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4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4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4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4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4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4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4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4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15" style:family="table">
      <style:table-properties style:width="9.098cm" table:align="margins" style:may-break-between-rows="false"/>
    </style:style>
    <style:style style:name="Táblázat15.A" style:family="table-column">
      <style:table-column-properties style:column-width="9.098cm" style:rel-column-width="65535*"/>
    </style:style>
    <style:style style:name="Táblázat15.A1" style:family="table-cell">
      <style:table-cell-properties fo:padding="0cm" fo:border="0.05pt solid #000000"/>
    </style:style>
    <style:style style:name="Táblázat15.A2" style:family="table-cell">
      <style:table-cell-properties fo:padding="0cm" fo:border-left="0.05pt solid #000000" fo:border-right="0.05pt solid #000000" fo:border-top="none" fo:border-bottom="0.05pt solid #000000"/>
    </style:style>
    <style:style style:name="Táblázat16" style:family="table">
      <style:table-properties style:width="9.204cm" table:align="margins" style:may-break-between-rows="false"/>
    </style:style>
    <style:style style:name="Táblázat16.A" style:family="table-column">
      <style:table-column-properties style:column-width="0.416cm" style:rel-column-width="2969*"/>
    </style:style>
    <style:style style:name="Táblázat16.B" style:family="table-column">
      <style:table-column-properties style:column-width="0.418cm" style:rel-column-width="2982*"/>
    </style:style>
    <style:style style:name="Táblázat16.O" style:family="table-column">
      <style:table-column-properties style:column-width="0.439cm" style:rel-column-width="3126*"/>
    </style:style>
    <style:style style:name="Táblázat16.P" style:family="table-column">
      <style:table-column-properties style:column-width="0.399cm" style:rel-column-width="2837*"/>
    </style:style>
    <style:style style:name="Táblázat16.V" style:family="table-column">
      <style:table-column-properties style:column-width="0.411cm" style:rel-column-width="2927*"/>
    </style:style>
    <style:style style:name="Táblázat16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16.P1" style:family="table-cell">
      <style:table-cell-properties fo:padding="0.101cm" fo:border="0.05pt solid #000000"/>
    </style:style>
    <style:style style:name="Táblázat16.2" style:family="table-row">
      <style:table-row-properties style:min-row-height="0.508cm"/>
    </style:style>
    <style:style style:name="Táblázat16.A2" style:family="table-cell">
      <style:table-cell-properties fo:padding="0.101cm" fo:border-left="0.05pt solid #000000" fo:border-right="none" fo:border-top="none" fo:border-bottom="0.05pt solid #000000"/>
    </style:style>
    <style:style style:name="Táblázat16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16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17" style:family="table">
      <style:table-properties style:width="9.098cm" table:align="margins" style:may-break-between-rows="false"/>
    </style:style>
    <style:style style:name="Táblázat17.A" style:family="table-column">
      <style:table-column-properties style:column-width="3.464cm" style:rel-column-width="24950*"/>
    </style:style>
    <style:style style:name="Táblázat17.B" style:family="table-column">
      <style:table-column-properties style:column-width="1.085cm" style:rel-column-width="7817*"/>
    </style:style>
    <style:style style:name="Táblázat17.D" style:family="table-column">
      <style:table-column-properties style:column-width="1.085cm" style:rel-column-width="7818*"/>
    </style:style>
    <style:style style:name="Táblázat17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17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17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B2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7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7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B3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7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7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B4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7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7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7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7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7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7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7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7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7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7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7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7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7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17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7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18" style:family="table">
      <style:table-properties style:width="9.098cm" table:align="margins" style:may-break-between-rows="false"/>
    </style:style>
    <style:style style:name="Táblázat18.A" style:family="table-column">
      <style:table-column-properties style:column-width="9.098cm" style:rel-column-width="65535*"/>
    </style:style>
    <style:style style:name="Táblázat18.A1" style:family="table-cell">
      <style:table-cell-properties fo:padding="0cm" fo:border="0.05pt solid #000000"/>
    </style:style>
    <style:style style:name="Táblázat18.A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.199cm" style:contextual-spacing="false">
        <style:tab-stops>
          <style:tab-stop style:position="2.514cm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199cm" style:contextual-spacing="false">
        <style:tab-stops>
          <style:tab-stop style:position="2.514cm"/>
          <style:tab-stop style:position="5.115cm"/>
          <style:tab-stop style:position="5.8cm"/>
          <style:tab-stop style:position="8.357cm"/>
        </style:tab-stops>
      </style:paragraph-properties>
      <style:text-properties fo:font-size="9pt" style:font-size-asian="9pt" style:font-size-complex="9pt"/>
    </style:style>
    <style:style style:name="P3" style:family="paragraph" style:parent-style-name="Text_20_body">
      <style:paragraph-properties fo:margin-top="0cm" fo:margin-bottom="0.199cm" style:contextual-spacing="false">
        <style:tab-stops>
          <style:tab-stop style:position="6.505cm"/>
          <style:tab-stop style:position="9.172cm"/>
        </style:tab-stops>
      </style:paragraph-properties>
      <style:text-properties fo:font-size="9pt" style:font-size-asian="9pt" style:font-size-complex="9pt"/>
    </style:style>
    <style:style style:name="P4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style:font-size-asian="9pt" style:font-size-complex="9pt"/>
    </style:style>
    <style:style style:name="P5" style:family="paragraph" style:parent-style-name="Text_20_body">
      <style:paragraph-properties fo:margin-top="0cm" fo:margin-bottom="0.199cm" style:contextual-spacing="false">
        <style:tab-stops>
          <style:tab-stop style:position="9.172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top="0cm" fo:margin-bottom="0.199cm" style:contextual-spacing="false">
        <style:tab-stops>
          <style:tab-stop style:position="4.697cm"/>
          <style:tab-stop style:position="5.027cm"/>
          <style:tab-stop style:position="7.408cm"/>
          <style:tab-stop style:position="8.49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7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8" style:family="paragraph" style:parent-style-name="Text_20_body">
      <style:paragraph-properties fo:margin-top="0cm" fo:margin-bottom="0.199cm" style:contextual-spacing="false">
        <style:tab-stops>
          <style:tab-stop style:position="3.727cm"/>
          <style:tab-stop style:position="5.292cm"/>
          <style:tab-stop style:position="9.04cm"/>
        </style:tab-stops>
      </style:paragraph-properties>
      <style:text-properties fo:font-size="9pt" style:text-underline-style="none" style:font-size-asian="9pt" style:font-size-complex="9pt"/>
    </style:style>
    <style:style style:name="P9" style:family="paragraph" style:parent-style-name="Text_20_body">
      <style:paragraph-properties fo:margin-top="0cm" fo:margin-bottom="0.199cm" style:contextual-spacing="false">
        <style:tab-stops>
          <style:tab-stop style:position="0.926cm"/>
          <style:tab-stop style:position="1.963cm"/>
          <style:tab-stop style:position="3.33cm"/>
          <style:tab-stop style:position="4.366cm"/>
          <style:tab-stop style:position="5.271cm"/>
          <style:tab-stop style:position="6.306cm"/>
          <style:tab-stop style:position="7.564cm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top="0cm" fo:margin-bottom="0.199cm" style:contextual-spacing="false">
        <style:tab-stops>
          <style:tab-stop style:position="8.49cm"/>
        </style:tab-stops>
      </style:paragraph-properties>
      <style:text-properties style:text-underline-style="solid" style:text-underline-width="auto" style:text-underline-color="font-color"/>
    </style:style>
    <style:style style:name="P11" style:family="paragraph" style:parent-style-name="Text_20_body">
      <style:paragraph-properties fo:margin-top="0cm" fo:margin-bottom="0.199cm" style:contextual-spacing="false" fo:break-before="column">
        <style:tab-stops>
          <style:tab-stop style:position="3.66cm"/>
          <style:tab-stop style:position="9.063cm"/>
        </style:tab-stops>
      </style:paragraph-properties>
      <style:text-properties fo:font-size="9pt" style:text-underline-style="none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ext_20_body">
      <style:text-properties fo:font-size="9pt" style:font-size-asian="9pt" style:font-size-complex="9pt"/>
    </style:style>
    <style:style style:name="P17" style:family="paragraph" style:parent-style-name="Text_20_body">
      <style:text-properties style:text-underline-style="solid" style:text-underline-width="auto" style:text-underline-color="font-color"/>
    </style:style>
    <style:style style:name="P18" style:family="paragraph" style:parent-style-name="Text_20_body">
      <style:text-properties fo:font-size="11pt" style:font-size-asian="11pt" style:font-size-complex="11pt"/>
    </style:style>
    <style:style style:name="P19" style:family="paragraph" style:parent-style-name="Text_20_body">
      <style:paragraph-properties fo:margin-top="0cm" fo:margin-bottom="0cm" style:contextual-spacing="false">
        <style:tab-stops>
          <style:tab-stop style:position="8.49cm"/>
        </style:tab-stops>
      </style:paragraph-properties>
      <style:text-properties style:text-underline-style="none"/>
    </style:style>
    <style:style style:name="P20" style:family="paragraph" style:parent-style-name="Text_20_body">
      <style:paragraph-properties fo:margin-top="0cm" fo:margin-bottom="0.101cm" style:contextual-spacing="false">
        <style:tab-stops>
          <style:tab-stop style:position="9.107cm"/>
        </style:tab-stops>
      </style:paragraph-properties>
      <style:text-properties fo:font-weight="bold" style:font-weight-asian="bold" style:font-weight-complex="bold"/>
    </style:style>
    <style:style style:name="P21" style:family="paragraph" style:parent-style-name="Text_20_body">
      <style:paragraph-properties fo:margin-top="0cm" fo:margin-bottom="0.101cm" style:contextual-spacing="false">
        <style:tab-stops>
          <style:tab-stop style:position="9.151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text-properties fo:font-size="11pt" style:font-size-asian="11pt" style:font-size-complex="11pt"/>
    </style:style>
    <style:style style:name="P23" style:family="paragraph" style:parent-style-name="Standard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8pt" style:text-underline-style="none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name="Tahoma1"/>
    </style:style>
    <style:style style:name="T8" style:family="text">
      <style:text-properties style:font-name="Tahoma1" style:text-underline-style="none"/>
    </style:style>
    <style:style style:name="T9" style:family="text">
      <style:text-properties style:font-name="Tahoma1" style:text-underline-style="solid" style:text-underline-width="auto" style:text-underline-color="font-color"/>
    </style:style>
    <style:style style:name="T10" style:family="text">
      <style:text-properties style:font-name="Tahoma1" fo:font-size="9pt" style:text-underline-style="none" style:font-size-asian="9pt" style:font-size-complex="9pt"/>
    </style:style>
    <style:style style:name="T11" style:family="text">
      <style:text-properties style:font-name="Tahoma1" fo:font-size="9pt" style:text-underline-style="solid" style:text-underline-width="auto" style:text-underline-color="font-color" style:font-size-asian="9pt" style:font-size-complex="9pt"/>
    </style:style>
    <style:style style:name="T12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style:font-name="Tahoma1" fo:font-size="7pt" style:text-underline-style="solid" style:text-underline-width="auto" style:text-underline-color="font-color" officeooo:rsid="001ae216" style:font-size-asian="7pt" style:font-size-complex="7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8" style:family="text">
      <style:text-properties fo:font-size="7pt" style:text-underline-style="none" style:font-size-asian="7pt" style:font-size-complex="7pt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style:text-position="super 58%" fo:font-size="8pt" style:font-size-asian="8pt" style:font-size-complex="8pt"/>
    </style:style>
    <style:style style:name="T21" style:family="text">
      <style:text-properties style:text-position="super 58%" fo:font-size="8pt" style:text-underline-style="none" style:font-size-asian="8pt" style:font-size-complex="8pt"/>
    </style:style>
    <style:style style:name="T22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23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cm" fo:end-indent="0.049cm"/>
          <style:column style:rel-width="4790*" fo:start-indent="0.0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zakasz1">
        <text:p text:style-name="P21"><text:span text:style-name="T3">Név,</text:span><text:span text:style-name="T4"> jellemző, szint: </text:span><text:span text:style-name="T2"><text:s/><text:tab/></text:span></text:p>
        <text:p text:style-name="P20"><text:span text:style-name="T14">Fegyverei: </text:span><text:span text:style-name="T15"><text:tab/></text:span></text:p>
        <table:table table:name="Táblázat1" table:style-name="Táblázat1">
          <table:table-column table:style-name="Táblázat1.A"/>
          <table:table-column table:style-name="Táblázat1.B" table:number-columns-repeated="13"/>
          <table:table-column table:style-name="Táblázat1.O"/>
          <table:table-column table:style-name="Táblázat1.P"/>
          <table:table-column table:style-name="Táblázat1.B" table:number-columns-repeated="5"/>
          <table:table-column table:style-name="Táblázat1.V"/>
          <table:table-row>
            <table:table-cell table:style-name="Táblázat1.A1" table:number-columns-spanned="15" office:value-type="string">
              <text:p text:style-name="P16"><text:span text:style-name="T16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16">SFÉ: <text:span text:style-name="T20">SZ</text:span><text:span text:style-name="T1"> <text:s/></text:span><text:span text:style-name="T3"><text:s/>/ </text:span><text:span text:style-name="T21">V</text:span><text:span text:style-name="T1"> <text:s/></text:span><text:span text:style-name="T3"><text:s/>/ </text:span><text:span text:style-name="T21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V2" office:value-type="string">
              <text:p text:style-name="P16"/>
            </table:table-cell>
          </table:table-row>
          <table:table-row>
            <table:table-cell table:style-name="Táblázat1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6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6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7"><text:tab/></text:p>
        <text:p text:style-name="P6"><text:span text:style-name="T3">Pajzs: </text:span><text:tab/><text:span text:style-name="T3"><text:tab/>Erőbónusz: </text:span><text:span text:style-name="T1"><text:tab/></text:span></text:p>
        <text:p text:style-name="P1"><text:span text:style-name="T4">CÉ</text:span><text:span text:style-name="T3">: </text:span><text:span text:style-name="T1"><text:tab/></text:span></text:p>
        <text:p text:style-name="P5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9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1"><text:span text:style-name="T17">H1:</text:span><text:span text:style-name="T1"> <text:s text:c="13"/></text:span>: <text:span text:style-name="T1"><text:s text:c="5"/></text:span><text:span text:style-name="T17">.sz </text:span><text:span text:style-name="T15">(</text:span><text:span text:style-name="T22">S</text:span><text:span text:style-name="T15"> <text:s text:c="2"/>)</text:span><text:span text:style-name="T3"><text:tab/></text:span><text:span text:style-name="T18">Mesterfegyver (fegy, fok)</text:span><text:span text:style-name="T5">:</text:span><text:span text:style-name="T3"> </text:span><text:span text:style-name="T1"><text:tab/></text:span></text:p>
        <text:p text:style-name="P8"><text:span text:style-name="T12">H</text:span><text:span text:style-name="T13">2</text:span><text:span text:style-name="T12">:</text:span><text:span text:style-name="T11"> <text:s text:c="13"/></text:span><text:span text:style-name="T10">: </text:span><text:span text:style-name="T11"><text:s text:c="5"/></text:span><text:span text:style-name="T12">.sz </text:span><text:span text:style-name="T11">(</text:span><text:span text:style-name="T23">S</text:span><text:span text:style-name="T11"> <text:s text:c="2"/>)</text:span><text:span text:style-name="T10"> </text:span><text:span text:style-name="T8">Ψp: </text:span><text:span text:style-name="T9"><text:tab/></text:span><text:span text:style-name="T8"> Mana: </text:span><text:span text:style-name="T9"><text:tab/>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15">Képzettség, <text:span text:style-name="T16">Fortély, Manőver</text:span></text:p>
            </table:table-cell>
            <table:table-cell table:style-name="Táblázat2.A1" office:value-type="string">
              <text:p text:style-name="P15">Értéke</text:p>
            </table:table-cell>
            <table:table-cell table:style-name="Táblázat2.A1" office:value-type="string">
              <text:p text:style-name="P15">Képzettség, <text:span text:style-name="T16">Fortély, Manőver</text:span></text:p>
            </table:table-cell>
            <table:table-cell table:style-name="Táblázat2.D1" office:value-type="string">
              <text:p text:style-name="P15">Értéke</text:p>
            </table:table-cell>
          </table:table-row>
          <table:table-row>
            <table:table-cell table:style-name="Táblázat2.C10" office:value-type="string">
              <text:p text:style-name="P14">Fájdalomtűrés</text:p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>Észlelés</text:p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>Emberismeret</text:p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/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/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/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/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/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/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13"><text:span text:style-name="T16">Leírás:</text:span> </text:p>
            </table:table-cell>
          </table:table-row>
          <table:table-row>
            <table:table-cell table:style-name="Táblázat3.A2" office:value-type="string">
              <text:p text:style-name="P13"/>
            </table:table-cell>
          </table:table-row>
        </table:table>
        <text:p text:style-name="P10"/>
      </text:section>
      <text:p text:style-name="P22"/>
      <text:p text:style-name="P22"/>
      <text:p text:style-name="P22"><text:s/></text:p>
      <text:section text:style-name="Sect1" text:name="Szakasz2">
        <text:p text:style-name="P21"><text:span text:style-name="T3">Név,</text:span><text:span text:style-name="T4"> jellemző, szint: </text:span><text:span text:style-name="T2"><text:s/><text:tab/></text:span></text:p>
        <text:p text:style-name="P20"><text:span text:style-name="T14">Fegyverei: </text:span><text:span text:style-name="T15"><text:tab/></text:span></text:p>
        <table:table table:name="Táblázat4" table:style-name="Táblázat4">
          <table:table-column table:style-name="Táblázat4.A"/>
          <table:table-column table:style-name="Táblázat4.B" table:number-columns-repeated="13"/>
          <table:table-column table:style-name="Táblázat4.O"/>
          <table:table-column table:style-name="Táblázat4.P"/>
          <table:table-column table:style-name="Táblázat4.B" table:number-columns-repeated="5"/>
          <table:table-column table:style-name="Táblázat4.V"/>
          <table:table-row>
            <table:table-cell table:style-name="Táblázat4.A1" table:number-columns-spanned="15" office:value-type="string">
              <text:p text:style-name="P16"><text:span text:style-name="T16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4.P1" table:number-columns-spanned="7" office:value-type="string">
              <text:p text:style-name="P16">SFÉ: <text:span text:style-name="T20">SZ</text:span><text:span text:style-name="T1"> <text:s/></text:span><text:span text:style-name="T3"><text:s/>/ </text:span><text:span text:style-name="T21">V</text:span><text:span text:style-name="T1"> <text:s/></text:span><text:span text:style-name="T3"><text:s/>/ </text:span><text:span text:style-name="T21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4.2"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V2" office:value-type="string">
              <text:p text:style-name="P16"/>
            </table:table-cell>
          </table:table-row>
          <table:table-row>
            <table:table-cell table:style-name="Táblázat4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6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6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7"><text:tab/></text:p>
        <text:p text:style-name="P6"><text:span text:style-name="T3">Pajzs: </text:span><text:tab/><text:span text:style-name="T3"><text:tab/>Erőbónusz: </text:span><text:span text:style-name="T1"><text:tab/></text:span></text:p>
        <text:p text:style-name="P1"><text:span text:style-name="T4">CÉ</text:span><text:span text:style-name="T3">: </text:span><text:span text:style-name="T1"><text:tab/></text:span></text:p>
        <text:p text:style-name="P5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9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1"><text:span text:style-name="T17">H1:</text:span><text:span text:style-name="T1"> <text:s text:c="13"/></text:span>: <text:span text:style-name="T1"><text:s text:c="5"/></text:span><text:span text:style-name="T17">.sz </text:span><text:span text:style-name="T15">(</text:span><text:span text:style-name="T22">S</text:span><text:span text:style-name="T15"> <text:s text:c="2"/>)</text:span><text:span text:style-name="T3"><text:tab/></text:span><text:span text:style-name="T18">Mesterfegyver (fegy, fok)</text:span><text:span text:style-name="T5">:</text:span><text:span text:style-name="T3"> </text:span><text:span text:style-name="T1"><text:tab/></text:span></text:p>
        <text:p text:style-name="P8"><text:span text:style-name="T12">H</text:span><text:span text:style-name="T13">2</text:span><text:span text:style-name="T12">:</text:span><text:span text:style-name="T11"> <text:s text:c="13"/></text:span><text:span text:style-name="T10">: </text:span><text:span text:style-name="T11"><text:s text:c="5"/></text:span><text:span text:style-name="T12">.sz </text:span><text:span text:style-name="T11">(</text:span><text:span text:style-name="T23">S</text:span><text:span text:style-name="T11"> <text:s text:c="2"/>)</text:span><text:span text:style-name="T10"> </text:span><text:span text:style-name="T8">Ψp: </text:span><text:span text:style-name="T9"><text:tab/></text:span><text:span text:style-name="T8"> Mana: </text:span><text:span text:style-name="T9"><text:tab/></text:span></text:p>
        <table:table table:name="Táblázat5" table:style-name="Táblázat5">
          <table:table-column table:style-name="Táblázat5.A"/>
          <table:table-column table:style-name="Táblázat5.B"/>
          <table:table-column table:style-name="Táblázat5.A"/>
          <table:table-column table:style-name="Táblázat5.D"/>
          <table:table-row>
            <table:table-cell table:style-name="Táblázat5.A1" office:value-type="string">
              <text:p text:style-name="P15">Képzettség, <text:span text:style-name="T16">Fortély, Manőver</text:span></text:p>
            </table:table-cell>
            <table:table-cell table:style-name="Táblázat5.A1" office:value-type="string">
              <text:p text:style-name="P15">Értéke</text:p>
            </table:table-cell>
            <table:table-cell table:style-name="Táblázat5.A1" office:value-type="string">
              <text:p text:style-name="P15">Képzettség, <text:span text:style-name="T16">Fortély, Manőver</text:span></text:p>
            </table:table-cell>
            <table:table-cell table:style-name="Táblázat5.D1" office:value-type="string">
              <text:p text:style-name="P15">Értéke</text:p>
            </table:table-cell>
          </table:table-row>
          <table:table-row>
            <table:table-cell table:style-name="Táblázat5.C10" office:value-type="string">
              <text:p text:style-name="P14">Fájdalomtűrés</text:p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>Észlelés</text:p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>Emberismeret</text:p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/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/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/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/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/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/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6" table:style-name="Táblázat6">
          <table:table-column table:style-name="Táblázat6.A"/>
          <table:table-row>
            <table:table-cell table:style-name="Táblázat6.A1" office:value-type="string">
              <text:p text:style-name="P13"><text:span text:style-name="T16">Leírás:</text:span> </text:p>
            </table:table-cell>
          </table:table-row>
          <table:table-row>
            <table:table-cell table:style-name="Táblázat6.A2" office:value-type="string">
              <text:p text:style-name="P13"/>
            </table:table-cell>
          </table:table-row>
        </table:table>
        <text:p text:style-name="P10"/>
      </text:section>
      <text:p text:style-name="P18"/>
      <text:p text:style-name="P22"/>
      <text:p text:style-name="P22"><text:s/></text:p>
      <text:section text:style-name="Sect1" text:name="Szakasz3">
        <text:p text:style-name="P21"><text:span text:style-name="T3">Név,</text:span><text:span text:style-name="T4"> jellemző, szint: </text:span><text:span text:style-name="T2"><text:s/><text:tab/></text:span></text:p>
        <text:p text:style-name="P20"><text:span text:style-name="T14">Fegyverei: </text:span><text:span text:style-name="T15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16"><text:span text:style-name="T16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16">SFÉ: <text:span text:style-name="T20">SZ</text:span><text:span text:style-name="T1"> <text:s/></text:span><text:span text:style-name="T3"><text:s/>/ </text:span><text:span text:style-name="T21">V</text:span><text:span text:style-name="T1"> <text:s/></text:span><text:span text:style-name="T3"><text:s/>/ </text:span><text:span text:style-name="T21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V2" office:value-type="string">
              <text:p text:style-name="P16"/>
            </table:table-cell>
          </table:table-row>
          <table:table-row>
            <table:table-cell table:style-name="Táblázat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6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6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7"><text:tab/></text:p>
        <text:p text:style-name="P6"><text:span text:style-name="T3">Pajzs: </text:span><text:tab/><text:span text:style-name="T3"><text:tab/>Erőbónusz: </text:span><text:span text:style-name="T1"><text:tab/></text:span></text:p>
        <text:p text:style-name="P1"><text:span text:style-name="T4">CÉ</text:span><text:span text:style-name="T3">: </text:span><text:span text:style-name="T1"><text:tab/></text:span></text:p>
        <text:p text:style-name="P5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9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1"><text:span text:style-name="T17">H1:</text:span><text:span text:style-name="T1"> <text:s text:c="13"/></text:span>: <text:span text:style-name="T1"><text:s text:c="5"/></text:span><text:span text:style-name="T17">.sz </text:span><text:span text:style-name="T15">(</text:span><text:span text:style-name="T22">S</text:span><text:span text:style-name="T15"> <text:s text:c="2"/>)</text:span><text:span text:style-name="T3"><text:tab/></text:span><text:span text:style-name="T18">Mesterfegyver (fegy, fok)</text:span><text:span text:style-name="T5">:</text:span><text:span text:style-name="T3"> </text:span><text:span text:style-name="T1"><text:tab/></text:span></text:p>
        <text:p text:style-name="P8"><text:span text:style-name="T12">H</text:span><text:span text:style-name="T13">2</text:span><text:span text:style-name="T12">:</text:span><text:span text:style-name="T11"> <text:s text:c="13"/></text:span><text:span text:style-name="T10">: </text:span><text:span text:style-name="T11"><text:s text:c="5"/></text:span><text:span text:style-name="T12">.sz </text:span><text:span text:style-name="T11">(</text:span><text:span text:style-name="T23">S</text:span><text:span text:style-name="T11"> <text:s text:c="2"/>)</text:span><text:span text:style-name="T10"> </text:span><text:span text:style-name="T8">Ψp: </text:span><text:span text:style-name="T9"><text:tab/></text:span><text:span text:style-name="T8"> Mana: </text:span><text:span text:style-name="T9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15">Képzettség, <text:span text:style-name="T16">Fortély, Manőver</text:span></text:p>
            </table:table-cell>
            <table:table-cell table:style-name="Táblázat8.A1" office:value-type="string">
              <text:p text:style-name="P15">Értéke</text:p>
            </table:table-cell>
            <table:table-cell table:style-name="Táblázat8.A1" office:value-type="string">
              <text:p text:style-name="P15">Képzettség, <text:span text:style-name="T16">Fortély, Manőver</text:span></text:p>
            </table:table-cell>
            <table:table-cell table:style-name="Táblázat8.D1" office:value-type="string">
              <text:p text:style-name="P15">Értéke</text:p>
            </table:table-cell>
          </table:table-row>
          <table:table-row>
            <table:table-cell table:style-name="Táblázat8.C10" office:value-type="string">
              <text:p text:style-name="P14">Fájdalomtűrés</text:p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>Észlelés</text:p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>Emberismeret</text:p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/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/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/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/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/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/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13"><text:span text:style-name="T16">Leírás:</text:span> </text:p>
            </table:table-cell>
          </table:table-row>
          <table:table-row>
            <table:table-cell table:style-name="Táblázat9.A2" office:value-type="string">
              <text:p text:style-name="P13"/>
            </table:table-cell>
          </table:table-row>
        </table:table>
        <text:p text:style-name="P10"/>
      </text:section>
      <text:p text:style-name="P17"/>
      <text:p text:style-name="P17"/>
      <text:p text:style-name="P23"/>
      <text:section text:style-name="Sect1" text:name="Szakasz4">
        <text:p text:style-name="P21"><text:span text:style-name="T3">Név, jellemző, szint: </text:span><text:span text:style-name="T2"><text:s/><text:tab/></text:span></text:p>
        <text:p text:style-name="P20"><text:span text:style-name="T14">Fegyverei: </text:span><text:span text:style-name="T15"><text:tab/></text:span></text:p>
        <table:table table:name="Táblázat10" table:style-name="Táblázat10">
          <table:table-column table:style-name="Táblázat10.A"/>
          <table:table-column table:style-name="Táblázat10.B" table:number-columns-repeated="13"/>
          <table:table-column table:style-name="Táblázat10.O"/>
          <table:table-column table:style-name="Táblázat10.P"/>
          <table:table-column table:style-name="Táblázat10.B" table:number-columns-repeated="5"/>
          <table:table-column table:style-name="Táblázat10.V"/>
          <table:table-row>
            <table:table-cell table:style-name="Táblázat10.A1" table:number-columns-spanned="15" office:value-type="string">
              <text:p text:style-name="P16"><text:span text:style-name="T16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0.P1" table:number-columns-spanned="7" office:value-type="string">
              <text:p text:style-name="P16">SFÉ: <text:span text:style-name="T20">SZ</text:span><text:span text:style-name="T1"> <text:s/></text:span><text:span text:style-name="T3"><text:s/>/ </text:span><text:span text:style-name="T21">V</text:span><text:span text:style-name="T1"> <text:s/></text:span><text:span text:style-name="T3"><text:s/>/ </text:span><text:span text:style-name="T21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0.2"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A2" office:value-type="string">
              <text:p text:style-name="P16"/>
            </table:table-cell>
            <table:table-cell table:style-name="Táblázat10.V2" office:value-type="string">
              <text:p text:style-name="P16"/>
            </table:table-cell>
          </table:table-row>
          <table:table-row>
            <table:table-cell table:style-name="Táblázat10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6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6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7"><text:tab/></text:p>
        <text:p text:style-name="P6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5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9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1"><text:span text:style-name="T17">H1:</text:span><text:span text:style-name="T1"> <text:s text:c="13"/></text:span>: <text:span text:style-name="T1"><text:s text:c="5"/></text:span><text:span text:style-name="T17">.sz </text:span><text:span text:style-name="T1">(</text:span><text:span text:style-name="T22">S</text:span><text:span text:style-name="T1"> <text:s text:c="2"/>)</text:span><text:tab/><text:span text:style-name="T19">Mesterfegyver (fegy, fok)</text:span><text:span text:style-name="T6">:</text:span> <text:span text:style-name="T1"><text:tab/></text:span></text:p>
        <text:p text:style-name="P8"><text:span text:style-name="T12">H</text:span><text:span text:style-name="T13">2</text:span><text:span text:style-name="T12">:</text:span><text:span text:style-name="T9"> <text:s text:c="13"/></text:span><text:span text:style-name="T7">: </text:span><text:span text:style-name="T9"><text:s text:c="5"/></text:span><text:span text:style-name="T12">.sz </text:span><text:span text:style-name="T9">(</text:span><text:span text:style-name="T23">S</text:span><text:span text:style-name="T9"> <text:s text:c="2"/>)</text:span><text:span text:style-name="T7"> Ψp: </text:span><text:span text:style-name="T9"><text:tab/></text:span><text:span text:style-name="T7"> Mana: </text:span><text:span text:style-name="T9"><text:tab/></text:span></text:p>
        <table:table table:name="Táblázat11" table:style-name="Táblázat11">
          <table:table-column table:style-name="Táblázat11.A"/>
          <table:table-column table:style-name="Táblázat11.B"/>
          <table:table-column table:style-name="Táblázat11.A"/>
          <table:table-column table:style-name="Táblázat11.D"/>
          <table:table-row>
            <table:table-cell table:style-name="Táblázat11.A1" office:value-type="string">
              <text:p text:style-name="P15">Képzettség, Fortély, Manőver</text:p>
            </table:table-cell>
            <table:table-cell table:style-name="Táblázat11.A1" office:value-type="string">
              <text:p text:style-name="P15">Értéke</text:p>
            </table:table-cell>
            <table:table-cell table:style-name="Táblázat11.A1" office:value-type="string">
              <text:p text:style-name="P15">Képzettség, Fortély, Manőver</text:p>
            </table:table-cell>
            <table:table-cell table:style-name="Táblázat11.D1" office:value-type="string">
              <text:p text:style-name="P15">Értéke</text:p>
            </table:table-cell>
          </table:table-row>
          <table:table-row>
            <table:table-cell table:style-name="Táblázat11.C10" office:value-type="string">
              <text:p text:style-name="P14">Fájdalomtűrés</text:p>
            </table:table-cell>
            <table:table-cell table:style-name="Táblázat11.B10" office:value-type="string">
              <text:p text:style-name="P12"/>
            </table:table-cell>
            <table:table-cell table:style-name="Táblázat11.C10" office:value-type="string">
              <text:p text:style-name="P13"/>
            </table:table-cell>
            <table:table-cell table:style-name="Táblázat11.D10" office:value-type="string">
              <text:p text:style-name="P12"/>
            </table:table-cell>
          </table:table-row>
          <table:table-row>
            <table:table-cell table:style-name="Táblázat11.C10" office:value-type="string">
              <text:p text:style-name="P13">Észlelés</text:p>
            </table:table-cell>
            <table:table-cell table:style-name="Táblázat11.B10" office:value-type="string">
              <text:p text:style-name="P12"/>
            </table:table-cell>
            <table:table-cell table:style-name="Táblázat11.C10" office:value-type="string">
              <text:p text:style-name="P13"/>
            </table:table-cell>
            <table:table-cell table:style-name="Táblázat11.D10" office:value-type="string">
              <text:p text:style-name="P12"/>
            </table:table-cell>
          </table:table-row>
          <table:table-row>
            <table:table-cell table:style-name="Táblázat11.C10" office:value-type="string">
              <text:p text:style-name="P13">Emberismeret</text:p>
            </table:table-cell>
            <table:table-cell table:style-name="Táblázat11.B10" office:value-type="string">
              <text:p text:style-name="P12"/>
            </table:table-cell>
            <table:table-cell table:style-name="Táblázat11.C10" office:value-type="string">
              <text:p text:style-name="P13"/>
            </table:table-cell>
            <table:table-cell table:style-name="Táblázat11.D10" office:value-type="string">
              <text:p text:style-name="P12"/>
            </table:table-cell>
          </table:table-row>
          <table:table-row>
            <table:table-cell table:style-name="Táblázat11.C10" office:value-type="string">
              <text:p text:style-name="P13"/>
            </table:table-cell>
            <table:table-cell table:style-name="Táblázat11.B10" office:value-type="string">
              <text:p text:style-name="P12"/>
            </table:table-cell>
            <table:table-cell table:style-name="Táblázat11.C10" office:value-type="string">
              <text:p text:style-name="P13"/>
            </table:table-cell>
            <table:table-cell table:style-name="Táblázat11.D10" office:value-type="string">
              <text:p text:style-name="P12"/>
            </table:table-cell>
          </table:table-row>
          <table:table-row>
            <table:table-cell table:style-name="Táblázat11.C10" office:value-type="string">
              <text:p text:style-name="P13"/>
            </table:table-cell>
            <table:table-cell table:style-name="Táblázat11.B10" office:value-type="string">
              <text:p text:style-name="P12"/>
            </table:table-cell>
            <table:table-cell table:style-name="Táblázat11.C10" office:value-type="string">
              <text:p text:style-name="P13"/>
            </table:table-cell>
            <table:table-cell table:style-name="Táblázat11.D10" office:value-type="string">
              <text:p text:style-name="P12"/>
            </table:table-cell>
          </table:table-row>
          <table:table-row>
            <table:table-cell table:style-name="Táblázat11.C10" office:value-type="string">
              <text:p text:style-name="P13"/>
            </table:table-cell>
            <table:table-cell table:style-name="Táblázat11.B10" office:value-type="string">
              <text:p text:style-name="P12"/>
            </table:table-cell>
            <table:table-cell table:style-name="Táblázat11.C10" office:value-type="string">
              <text:p text:style-name="P13"/>
            </table:table-cell>
            <table:table-cell table:style-name="Táblázat11.D10" office:value-type="string">
              <text:p text:style-name="P12"/>
            </table:table-cell>
          </table:table-row>
          <table:table-row>
            <table:table-cell table:style-name="Táblázat11.C10" office:value-type="string">
              <text:p text:style-name="P13"/>
            </table:table-cell>
            <table:table-cell table:style-name="Táblázat11.B10" office:value-type="string">
              <text:p text:style-name="P12"/>
            </table:table-cell>
            <table:table-cell table:style-name="Táblázat11.C10" office:value-type="string">
              <text:p text:style-name="P13"/>
            </table:table-cell>
            <table:table-cell table:style-name="Táblázat11.D10" office:value-type="string">
              <text:p text:style-name="P12"/>
            </table:table-cell>
          </table:table-row>
          <table:table-row>
            <table:table-cell table:style-name="Táblázat11.C10" office:value-type="string">
              <text:p text:style-name="P13"/>
            </table:table-cell>
            <table:table-cell table:style-name="Táblázat11.B10" office:value-type="string">
              <text:p text:style-name="P12"/>
            </table:table-cell>
            <table:table-cell table:style-name="Táblázat11.C10" office:value-type="string">
              <text:p text:style-name="P13"/>
            </table:table-cell>
            <table:table-cell table:style-name="Táblázat11.D10" office:value-type="string">
              <text:p text:style-name="P12"/>
            </table:table-cell>
          </table:table-row>
          <table:table-row>
            <table:table-cell table:style-name="Táblázat11.C10" office:value-type="string">
              <text:p text:style-name="P13"/>
            </table:table-cell>
            <table:table-cell table:style-name="Táblázat11.B10" office:value-type="string">
              <text:p text:style-name="P12"/>
            </table:table-cell>
            <table:table-cell table:style-name="Táblázat11.C10" office:value-type="string">
              <text:p text:style-name="P13"/>
            </table:table-cell>
            <table:table-cell table:style-name="Táblázat11.D10" office:value-type="string">
              <text:p text:style-name="P12"/>
            </table:table-cell>
          </table:table-row>
          <table:table-row>
            <table:table-cell table:style-name="Táblázat11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12" table:style-name="Táblázat12">
          <table:table-column table:style-name="Táblázat12.A"/>
          <table:table-row>
            <table:table-cell table:style-name="Táblázat12.A1" office:value-type="string">
              <text:p text:style-name="P13"><text:span text:style-name="T16">Leírás:</text:span> </text:p>
            </table:table-cell>
          </table:table-row>
          <table:table-row>
            <table:table-cell table:style-name="Táblázat12.A2" office:value-type="string">
              <text:p text:style-name="P13"/>
            </table:table-cell>
          </table:table-row>
        </table:table>
        <text:p text:style-name="P10"/>
      </text:section>
      <text:p text:style-name="P22"/>
      <text:p text:style-name="P22"/>
      <text:p text:style-name="P22"><text:s/></text:p>
      <text:section text:style-name="Sect1" text:name="Szakasz5">
        <text:p text:style-name="P21"><text:span text:style-name="T3">Név, jellemző, szint: </text:span><text:span text:style-name="T2"><text:s/><text:tab/></text:span></text:p>
        <text:p text:style-name="P20"><text:span text:style-name="T14">Fegyverei: </text:span><text:span text:style-name="T15"><text:tab/></text:span></text:p>
        <table:table table:name="Táblázat13" table:style-name="Táblázat13">
          <table:table-column table:style-name="Táblázat13.A"/>
          <table:table-column table:style-name="Táblázat13.B" table:number-columns-repeated="13"/>
          <table:table-column table:style-name="Táblázat13.O"/>
          <table:table-column table:style-name="Táblázat13.P"/>
          <table:table-column table:style-name="Táblázat13.B" table:number-columns-repeated="5"/>
          <table:table-column table:style-name="Táblázat13.V"/>
          <table:table-row>
            <table:table-cell table:style-name="Táblázat13.A1" table:number-columns-spanned="15" office:value-type="string">
              <text:p text:style-name="P16"><text:span text:style-name="T16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3.P1" table:number-columns-spanned="7" office:value-type="string">
              <text:p text:style-name="P16">SFÉ: <text:span text:style-name="T20">SZ</text:span><text:span text:style-name="T1"> <text:s/></text:span><text:span text:style-name="T3"><text:s/>/ </text:span><text:span text:style-name="T21">V</text:span><text:span text:style-name="T1"> <text:s/></text:span><text:span text:style-name="T3"><text:s/>/ </text:span><text:span text:style-name="T21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3.2"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A2" office:value-type="string">
              <text:p text:style-name="P16"/>
            </table:table-cell>
            <table:table-cell table:style-name="Táblázat13.V2" office:value-type="string">
              <text:p text:style-name="P16"/>
            </table:table-cell>
          </table:table-row>
          <table:table-row>
            <table:table-cell table:style-name="Táblázat13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6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6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7"><text:tab/></text:p>
        <text:p text:style-name="P6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5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9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1"><text:span text:style-name="T17">H1:</text:span><text:span text:style-name="T1"> <text:s text:c="13"/></text:span>: <text:span text:style-name="T1"><text:s text:c="5"/></text:span><text:span text:style-name="T17">.sz </text:span><text:span text:style-name="T1">(</text:span><text:span text:style-name="T22">S</text:span><text:span text:style-name="T1"> <text:s text:c="2"/>)</text:span><text:tab/><text:span text:style-name="T19">Mesterfegyver (fegy, fok)</text:span><text:span text:style-name="T6">:</text:span> <text:span text:style-name="T1"><text:tab/></text:span></text:p>
        <text:p text:style-name="P8"><text:span text:style-name="T12">H</text:span><text:span text:style-name="T13">2</text:span><text:span text:style-name="T12">:</text:span><text:span text:style-name="T9"> <text:s text:c="13"/></text:span><text:span text:style-name="T7">: </text:span><text:span text:style-name="T9"><text:s text:c="5"/></text:span><text:span text:style-name="T12">.sz </text:span><text:span text:style-name="T9">(</text:span><text:span text:style-name="T23">S</text:span><text:span text:style-name="T9"> <text:s text:c="2"/>)</text:span><text:span text:style-name="T7"> Ψp: </text:span><text:span text:style-name="T9"><text:tab/></text:span><text:span text:style-name="T7"> Mana: </text:span><text:span text:style-name="T9"><text:tab/></text:span></text:p>
        <table:table table:name="Táblázat14" table:style-name="Táblázat14">
          <table:table-column table:style-name="Táblázat14.A"/>
          <table:table-column table:style-name="Táblázat14.B"/>
          <table:table-column table:style-name="Táblázat14.A"/>
          <table:table-column table:style-name="Táblázat14.D"/>
          <table:table-row>
            <table:table-cell table:style-name="Táblázat14.A1" office:value-type="string">
              <text:p text:style-name="P15">Képzettség, Fortély, Manőver</text:p>
            </table:table-cell>
            <table:table-cell table:style-name="Táblázat14.A1" office:value-type="string">
              <text:p text:style-name="P15">Értéke</text:p>
            </table:table-cell>
            <table:table-cell table:style-name="Táblázat14.A1" office:value-type="string">
              <text:p text:style-name="P15">Képzettség, Fortély, Manőver</text:p>
            </table:table-cell>
            <table:table-cell table:style-name="Táblázat14.D1" office:value-type="string">
              <text:p text:style-name="P15">Értéke</text:p>
            </table:table-cell>
          </table:table-row>
          <table:table-row>
            <table:table-cell table:style-name="Táblázat14.C10" office:value-type="string">
              <text:p text:style-name="P14">Fájdalomtűrés</text:p>
            </table:table-cell>
            <table:table-cell table:style-name="Táblázat14.B10" office:value-type="string">
              <text:p text:style-name="P12"/>
            </table:table-cell>
            <table:table-cell table:style-name="Táblázat14.C10" office:value-type="string">
              <text:p text:style-name="P13"/>
            </table:table-cell>
            <table:table-cell table:style-name="Táblázat14.D10" office:value-type="string">
              <text:p text:style-name="P12"/>
            </table:table-cell>
          </table:table-row>
          <table:table-row>
            <table:table-cell table:style-name="Táblázat14.C10" office:value-type="string">
              <text:p text:style-name="P13">Észlelés</text:p>
            </table:table-cell>
            <table:table-cell table:style-name="Táblázat14.B10" office:value-type="string">
              <text:p text:style-name="P12"/>
            </table:table-cell>
            <table:table-cell table:style-name="Táblázat14.C10" office:value-type="string">
              <text:p text:style-name="P13"/>
            </table:table-cell>
            <table:table-cell table:style-name="Táblázat14.D10" office:value-type="string">
              <text:p text:style-name="P12"/>
            </table:table-cell>
          </table:table-row>
          <table:table-row>
            <table:table-cell table:style-name="Táblázat14.C10" office:value-type="string">
              <text:p text:style-name="P13">Emberismeret</text:p>
            </table:table-cell>
            <table:table-cell table:style-name="Táblázat14.B10" office:value-type="string">
              <text:p text:style-name="P12"/>
            </table:table-cell>
            <table:table-cell table:style-name="Táblázat14.C10" office:value-type="string">
              <text:p text:style-name="P13"/>
            </table:table-cell>
            <table:table-cell table:style-name="Táblázat14.D10" office:value-type="string">
              <text:p text:style-name="P12"/>
            </table:table-cell>
          </table:table-row>
          <table:table-row>
            <table:table-cell table:style-name="Táblázat14.C10" office:value-type="string">
              <text:p text:style-name="P13"/>
            </table:table-cell>
            <table:table-cell table:style-name="Táblázat14.B10" office:value-type="string">
              <text:p text:style-name="P12"/>
            </table:table-cell>
            <table:table-cell table:style-name="Táblázat14.C10" office:value-type="string">
              <text:p text:style-name="P13"/>
            </table:table-cell>
            <table:table-cell table:style-name="Táblázat14.D10" office:value-type="string">
              <text:p text:style-name="P12"/>
            </table:table-cell>
          </table:table-row>
          <table:table-row>
            <table:table-cell table:style-name="Táblázat14.C10" office:value-type="string">
              <text:p text:style-name="P13"/>
            </table:table-cell>
            <table:table-cell table:style-name="Táblázat14.B10" office:value-type="string">
              <text:p text:style-name="P12"/>
            </table:table-cell>
            <table:table-cell table:style-name="Táblázat14.C10" office:value-type="string">
              <text:p text:style-name="P13"/>
            </table:table-cell>
            <table:table-cell table:style-name="Táblázat14.D10" office:value-type="string">
              <text:p text:style-name="P12"/>
            </table:table-cell>
          </table:table-row>
          <table:table-row>
            <table:table-cell table:style-name="Táblázat14.C10" office:value-type="string">
              <text:p text:style-name="P13"/>
            </table:table-cell>
            <table:table-cell table:style-name="Táblázat14.B10" office:value-type="string">
              <text:p text:style-name="P12"/>
            </table:table-cell>
            <table:table-cell table:style-name="Táblázat14.C10" office:value-type="string">
              <text:p text:style-name="P13"/>
            </table:table-cell>
            <table:table-cell table:style-name="Táblázat14.D10" office:value-type="string">
              <text:p text:style-name="P12"/>
            </table:table-cell>
          </table:table-row>
          <table:table-row>
            <table:table-cell table:style-name="Táblázat14.C10" office:value-type="string">
              <text:p text:style-name="P13"/>
            </table:table-cell>
            <table:table-cell table:style-name="Táblázat14.B10" office:value-type="string">
              <text:p text:style-name="P12"/>
            </table:table-cell>
            <table:table-cell table:style-name="Táblázat14.C10" office:value-type="string">
              <text:p text:style-name="P13"/>
            </table:table-cell>
            <table:table-cell table:style-name="Táblázat14.D10" office:value-type="string">
              <text:p text:style-name="P12"/>
            </table:table-cell>
          </table:table-row>
          <table:table-row>
            <table:table-cell table:style-name="Táblázat14.C10" office:value-type="string">
              <text:p text:style-name="P13"/>
            </table:table-cell>
            <table:table-cell table:style-name="Táblázat14.B10" office:value-type="string">
              <text:p text:style-name="P12"/>
            </table:table-cell>
            <table:table-cell table:style-name="Táblázat14.C10" office:value-type="string">
              <text:p text:style-name="P13"/>
            </table:table-cell>
            <table:table-cell table:style-name="Táblázat14.D10" office:value-type="string">
              <text:p text:style-name="P12"/>
            </table:table-cell>
          </table:table-row>
          <table:table-row>
            <table:table-cell table:style-name="Táblázat14.C10" office:value-type="string">
              <text:p text:style-name="P13"/>
            </table:table-cell>
            <table:table-cell table:style-name="Táblázat14.B10" office:value-type="string">
              <text:p text:style-name="P12"/>
            </table:table-cell>
            <table:table-cell table:style-name="Táblázat14.C10" office:value-type="string">
              <text:p text:style-name="P13"/>
            </table:table-cell>
            <table:table-cell table:style-name="Táblázat14.D10" office:value-type="string">
              <text:p text:style-name="P12"/>
            </table:table-cell>
          </table:table-row>
          <table:table-row>
            <table:table-cell table:style-name="Táblázat14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15" table:style-name="Táblázat15">
          <table:table-column table:style-name="Táblázat15.A"/>
          <table:table-row>
            <table:table-cell table:style-name="Táblázat15.A1" office:value-type="string">
              <text:p text:style-name="P13"><text:span text:style-name="T16">Leírás:</text:span> </text:p>
            </table:table-cell>
          </table:table-row>
          <table:table-row>
            <table:table-cell table:style-name="Táblázat15.A2" office:value-type="string">
              <text:p text:style-name="P13"/>
            </table:table-cell>
          </table:table-row>
        </table:table>
        <text:p text:style-name="P10"/>
      </text:section>
      <text:p text:style-name="P18"/>
      <text:p text:style-name="P22"/>
      <text:p text:style-name="P22"><text:s/></text:p>
      <text:section text:style-name="Sect1" text:name="Szakasz6">
        <text:p text:style-name="P21"><text:span text:style-name="T3">Név, jellemző, szint: </text:span><text:span text:style-name="T2"><text:s/><text:tab/></text:span></text:p>
        <text:p text:style-name="P20"><text:span text:style-name="T14">Fegyverei: </text:span><text:span text:style-name="T15"><text:tab/></text:span></text:p>
        <table:table table:name="Táblázat16" table:style-name="Táblázat16">
          <table:table-column table:style-name="Táblázat16.A"/>
          <table:table-column table:style-name="Táblázat16.B" table:number-columns-repeated="13"/>
          <table:table-column table:style-name="Táblázat16.O"/>
          <table:table-column table:style-name="Táblázat16.P"/>
          <table:table-column table:style-name="Táblázat16.B" table:number-columns-repeated="5"/>
          <table:table-column table:style-name="Táblázat16.V"/>
          <table:table-row>
            <table:table-cell table:style-name="Táblázat16.A1" table:number-columns-spanned="15" office:value-type="string">
              <text:p text:style-name="P16"><text:span text:style-name="T16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6.P1" table:number-columns-spanned="7" office:value-type="string">
              <text:p text:style-name="P16">SFÉ: <text:span text:style-name="T20">SZ</text:span><text:span text:style-name="T1"> <text:s/></text:span><text:span text:style-name="T3"><text:s/>/ </text:span><text:span text:style-name="T21">V</text:span><text:span text:style-name="T1"> <text:s/></text:span><text:span text:style-name="T3"><text:s/>/ </text:span><text:span text:style-name="T21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6.2"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A2" office:value-type="string">
              <text:p text:style-name="P16"/>
            </table:table-cell>
            <table:table-cell table:style-name="Táblázat16.V2" office:value-type="string">
              <text:p text:style-name="P16"/>
            </table:table-cell>
          </table:table-row>
          <table:table-row>
            <table:table-cell table:style-name="Táblázat16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6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6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7"><text:tab/></text:p>
        <text:p text:style-name="P6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5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9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1"><text:span text:style-name="T17">H1:</text:span><text:span text:style-name="T1"> <text:s text:c="13"/></text:span>: <text:span text:style-name="T1"><text:s text:c="5"/></text:span><text:span text:style-name="T17">.sz </text:span><text:span text:style-name="T1">(</text:span><text:span text:style-name="T22">S</text:span><text:span text:style-name="T1"> <text:s text:c="2"/>)</text:span><text:tab/><text:span text:style-name="T19">Mesterfegyver (fegy, fok)</text:span><text:span text:style-name="T6">:</text:span> <text:span text:style-name="T1"><text:tab/></text:span></text:p>
        <text:p text:style-name="P8"><text:span text:style-name="T12">H</text:span><text:span text:style-name="T13">2</text:span><text:span text:style-name="T12">:</text:span><text:span text:style-name="T9"> <text:s text:c="13"/></text:span><text:span text:style-name="T7">: </text:span><text:span text:style-name="T9"><text:s text:c="5"/></text:span><text:span text:style-name="T12">.sz </text:span><text:span text:style-name="T9">(</text:span><text:span text:style-name="T23">S</text:span><text:span text:style-name="T9"> <text:s text:c="2"/>)</text:span><text:span text:style-name="T7"> Ψp: </text:span><text:span text:style-name="T9"><text:tab/></text:span><text:span text:style-name="T7"> Mana: </text:span><text:span text:style-name="T9"><text:tab/></text:span></text:p>
        <table:table table:name="Táblázat17" table:style-name="Táblázat17">
          <table:table-column table:style-name="Táblázat17.A"/>
          <table:table-column table:style-name="Táblázat17.B"/>
          <table:table-column table:style-name="Táblázat17.A"/>
          <table:table-column table:style-name="Táblázat17.D"/>
          <table:table-row>
            <table:table-cell table:style-name="Táblázat17.A1" office:value-type="string">
              <text:p text:style-name="P15">Képzettség, Fortély, Manőver</text:p>
            </table:table-cell>
            <table:table-cell table:style-name="Táblázat17.A1" office:value-type="string">
              <text:p text:style-name="P15">Értéke</text:p>
            </table:table-cell>
            <table:table-cell table:style-name="Táblázat17.A1" office:value-type="string">
              <text:p text:style-name="P15">Képzettség, Fortély, Manőver</text:p>
            </table:table-cell>
            <table:table-cell table:style-name="Táblázat17.D1" office:value-type="string">
              <text:p text:style-name="P15">Értéke</text:p>
            </table:table-cell>
          </table:table-row>
          <table:table-row>
            <table:table-cell table:style-name="Táblázat17.C10" office:value-type="string">
              <text:p text:style-name="P14">Fájdalomtűrés</text:p>
            </table:table-cell>
            <table:table-cell table:style-name="Táblázat17.B10" office:value-type="string">
              <text:p text:style-name="P12"/>
            </table:table-cell>
            <table:table-cell table:style-name="Táblázat17.C10" office:value-type="string">
              <text:p text:style-name="P13"/>
            </table:table-cell>
            <table:table-cell table:style-name="Táblázat17.D10" office:value-type="string">
              <text:p text:style-name="P12"/>
            </table:table-cell>
          </table:table-row>
          <table:table-row>
            <table:table-cell table:style-name="Táblázat17.C10" office:value-type="string">
              <text:p text:style-name="P13">Észlelés</text:p>
            </table:table-cell>
            <table:table-cell table:style-name="Táblázat17.B10" office:value-type="string">
              <text:p text:style-name="P12"/>
            </table:table-cell>
            <table:table-cell table:style-name="Táblázat17.C10" office:value-type="string">
              <text:p text:style-name="P13"/>
            </table:table-cell>
            <table:table-cell table:style-name="Táblázat17.D10" office:value-type="string">
              <text:p text:style-name="P12"/>
            </table:table-cell>
          </table:table-row>
          <table:table-row>
            <table:table-cell table:style-name="Táblázat17.C10" office:value-type="string">
              <text:p text:style-name="P13">Emberismeret</text:p>
            </table:table-cell>
            <table:table-cell table:style-name="Táblázat17.B10" office:value-type="string">
              <text:p text:style-name="P12"/>
            </table:table-cell>
            <table:table-cell table:style-name="Táblázat17.C10" office:value-type="string">
              <text:p text:style-name="P13"/>
            </table:table-cell>
            <table:table-cell table:style-name="Táblázat17.D10" office:value-type="string">
              <text:p text:style-name="P12"/>
            </table:table-cell>
          </table:table-row>
          <table:table-row>
            <table:table-cell table:style-name="Táblázat17.C10" office:value-type="string">
              <text:p text:style-name="P13"/>
            </table:table-cell>
            <table:table-cell table:style-name="Táblázat17.B10" office:value-type="string">
              <text:p text:style-name="P12"/>
            </table:table-cell>
            <table:table-cell table:style-name="Táblázat17.C10" office:value-type="string">
              <text:p text:style-name="P13"/>
            </table:table-cell>
            <table:table-cell table:style-name="Táblázat17.D10" office:value-type="string">
              <text:p text:style-name="P12"/>
            </table:table-cell>
          </table:table-row>
          <table:table-row>
            <table:table-cell table:style-name="Táblázat17.C10" office:value-type="string">
              <text:p text:style-name="P13"/>
            </table:table-cell>
            <table:table-cell table:style-name="Táblázat17.B10" office:value-type="string">
              <text:p text:style-name="P12"/>
            </table:table-cell>
            <table:table-cell table:style-name="Táblázat17.C10" office:value-type="string">
              <text:p text:style-name="P13"/>
            </table:table-cell>
            <table:table-cell table:style-name="Táblázat17.D10" office:value-type="string">
              <text:p text:style-name="P12"/>
            </table:table-cell>
          </table:table-row>
          <table:table-row>
            <table:table-cell table:style-name="Táblázat17.C10" office:value-type="string">
              <text:p text:style-name="P13"/>
            </table:table-cell>
            <table:table-cell table:style-name="Táblázat17.B10" office:value-type="string">
              <text:p text:style-name="P12"/>
            </table:table-cell>
            <table:table-cell table:style-name="Táblázat17.C10" office:value-type="string">
              <text:p text:style-name="P13"/>
            </table:table-cell>
            <table:table-cell table:style-name="Táblázat17.D10" office:value-type="string">
              <text:p text:style-name="P12"/>
            </table:table-cell>
          </table:table-row>
          <table:table-row>
            <table:table-cell table:style-name="Táblázat17.C10" office:value-type="string">
              <text:p text:style-name="P13"/>
            </table:table-cell>
            <table:table-cell table:style-name="Táblázat17.B10" office:value-type="string">
              <text:p text:style-name="P12"/>
            </table:table-cell>
            <table:table-cell table:style-name="Táblázat17.C10" office:value-type="string">
              <text:p text:style-name="P13"/>
            </table:table-cell>
            <table:table-cell table:style-name="Táblázat17.D10" office:value-type="string">
              <text:p text:style-name="P12"/>
            </table:table-cell>
          </table:table-row>
          <table:table-row>
            <table:table-cell table:style-name="Táblázat17.C10" office:value-type="string">
              <text:p text:style-name="P13"/>
            </table:table-cell>
            <table:table-cell table:style-name="Táblázat17.B10" office:value-type="string">
              <text:p text:style-name="P12"/>
            </table:table-cell>
            <table:table-cell table:style-name="Táblázat17.C10" office:value-type="string">
              <text:p text:style-name="P13"/>
            </table:table-cell>
            <table:table-cell table:style-name="Táblázat17.D10" office:value-type="string">
              <text:p text:style-name="P12"/>
            </table:table-cell>
          </table:table-row>
          <table:table-row>
            <table:table-cell table:style-name="Táblázat17.C10" office:value-type="string">
              <text:p text:style-name="P13"/>
            </table:table-cell>
            <table:table-cell table:style-name="Táblázat17.B10" office:value-type="string">
              <text:p text:style-name="P12"/>
            </table:table-cell>
            <table:table-cell table:style-name="Táblázat17.C10" office:value-type="string">
              <text:p text:style-name="P13"/>
            </table:table-cell>
            <table:table-cell table:style-name="Táblázat17.D10" office:value-type="string">
              <text:p text:style-name="P12"/>
            </table:table-cell>
          </table:table-row>
          <table:table-row>
            <table:table-cell table:style-name="Táblázat17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18" table:style-name="Táblázat18">
          <table:table-column table:style-name="Táblázat18.A"/>
          <table:table-row>
            <table:table-cell table:style-name="Táblázat18.A1" office:value-type="string">
              <text:p text:style-name="P13"><text:span text:style-name="T16">Leírás:</text:span> </text:p>
            </table:table-cell>
          </table:table-row>
          <table:table-row>
            <table:table-cell table:style-name="Táblázat18.A2" office:value-type="string">
              <text:p text:style-name="P13"/>
            </table:table-cell>
          </table:table-row>
        </table:table>
        <text:p text:style-name="P10"/>
      </text:section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3" svg:font-family="Tahoma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cm" style:contextual-spacing="false"/>
      <style:text-properties style:font-name="Tahoma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erylium" fo:font-size="14pt" style:font-name-asian="Arial Unicode MS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="FreeSerif"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name-complex="Tahoma3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language>hu-HU</dc:language>
    <meta:editing-cycles>2</meta:editing-cycles>
    <meta:editing-duration>P0D</meta:editing-duration>
    <dc:date>2013-09-18T16:19:04.556000000</dc:date>
    <meta:document-statistic meta:table-count="18" meta:image-count="0" meta:object-count="0" meta:page-count="2" meta:paragraph-count="142" meta:word-count="390" meta:character-count="2926" meta:non-whitespace-character-count="1860"/>
    <meta:user-defined meta:name="Info 1"/>
    <meta:user-defined meta:name="Info 2"/>
    <meta:user-defined meta:name="Info 3"/>
    <meta:user-defined meta:name="Info 4"/>
  </office:meta>
</office:document-meta>
</file>